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bestofml.com/</text:p>
          </table:table-cell>
        </table:table-row>
      </table:table>
      <table:table table:name="Ge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</table:table-row>
      </table:table>
      <table:table table:name="Misc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castel.dev/post/lecture-notes-1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9:10:22.50939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3-26T09:10:58.486271000</dc:date>
    <meta:editing-duration>PT3M40S</meta:editing-duration>
    <meta:editing-cycles>5</meta:editing-cycles>
    <meta:generator>LibreOffice/5.4.6.2$MacOSX_X86_64 LibreOffice_project/4014ce260a04f1026ba855d3b8d91541c224eab8</meta:generator>
    <meta:document-statistic meta:table-count="3" meta:cell-count="7" meta:object-count="0"/>
  </office:meta>
</office:document-meta>
</file>